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2"/>
    <style:style style:name="P2" style:family="paragraph" style:parent-style-name="Text_20_body" style:list-style-name="L10"/>
    <style:style style:name="P3" style:family="paragraph" style:parent-style-name="Text_20_body" style:list-style-name="L11"/>
    <style:style style:name="P4" style:family="paragraph" style:parent-style-name="Text_20_body" style:list-style-name="L7"/>
    <style:style style:name="P5" style:family="paragraph" style:parent-style-name="Text_20_body" style:list-style-name="">
      <style:text-properties fo:font-style="italic" officeooo:paragraph-rsid="00155d2c" style:font-style-asian="italic" style:font-style-complex="italic"/>
    </style:style>
    <style:style style:name="P6" style:family="paragraph" style:parent-style-name="Text_20_body" style:list-style-name="L13"/>
    <style:style style:name="P7" style:family="paragraph" style:parent-style-name="Text_20_body" style:list-style-name="L14"/>
    <style:style style:name="P8" style:family="paragraph" style:parent-style-name="Text_20_body" style:list-style-name="L15"/>
    <style:style style:name="P9" style:family="paragraph" style:parent-style-name="Text_20_body" style:list-style-name="L7">
      <style:text-properties officeooo:rsid="00164dea" officeooo:paragraph-rsid="00164dea"/>
    </style:style>
    <style:style style:name="P10" style:family="paragraph" style:parent-style-name="Text_20_body">
      <style:paragraph-properties fo:text-align="center" style:justify-single-word="false"/>
      <style:text-properties fo:font-size="10pt" fo:font-style="normal" officeooo:rsid="00164dea" officeooo:paragraph-rsid="00164dea" style:font-size-asian="10pt" style:font-style-asian="normal" style:font-size-complex="10pt" style:font-style-complex="normal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1289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officeooo:rsid="0013a63c"/>
    </style:style>
    <style:style style:name="T5" style:family="text">
      <style:text-properties style:text-underline-style="none"/>
    </style:style>
    <style:style style:name="T6" style:family="text">
      <style:text-properties officeooo:rsid="00155d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5d2c" style:font-weight-asian="bold" style:font-weight-complex="bold"/>
    </style:style>
    <style:style style:name="T9" style:family="text">
      <style:text-properties fo:font-weight="bold" officeooo:rsid="00164de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55d2c" style:font-weight-asian="bold" style:font-weight-complex="bold"/>
    </style:style>
    <style:style style:name="T13" style:family="text">
      <style:text-properties officeooo:rsid="00164dea"/>
    </style:style>
    <style:style style:name="T14" style:family="text">
      <style:text-properties officeooo:rsid="001662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4">R</text:span>ozdávání <text:span text:style-name="T14">Pirátských listů 2015</text:span></text:p>
      <text:p text:style-name="Text_20_body"><text:span text:style-name="T2"><text:s/></text:span><text:span text:style-name="T6">Balík Pirátských listů, pražského vydání, si lze odebrat </text:span></text:p>
      <text:list xml:id="list2986737487602083542" text:style-name="L12">
        <text:list-item>
          <text:p text:style-name="P1">v <text:span text:style-name="T7">Pirátském centru</text:span> Rehořova 19, Praha 3, <text:span text:style-name="T12">kontakt pro noviny</text:span>: Mikuláš Ferjenčík, út-čt 11-17, dále dle domluvy tel. 737 943 770, parkování na dvoře,</text:p>
        </text:list-item>
        <text:list-item>
          <text:p text:style-name="P1"><text:span text:style-name="T6">dále v distribuční síti uvedené na webu </text:span><text:a xlink:type="simple" xlink:href="http://praha.pirati.cz/"><text:span text:style-name="T6">http://praha.pirati.cz</text:span></text:a><text:span text:style-name="T6">. </text:span><text:s/></text:p>
        </text:list-item>
      </text:list>
      <text:h text:style-name="Heading_20_1" text:outline-level="1"><text:span text:style-name="T5">Rozdávání v metru</text:span></text:h>
      <text:list xml:id="list5428467865782577811" text:style-name="L10">
        <text:list-item>
          <text:p text:style-name="P2">Fakt dobrá: I. P. Pavlova, Anděl, Dejvická, Chodov, Kačerov, Háje (cca 300 ks/hodinu ve špičce)</text:p>
        </text:list-item>
        <text:list-item>
          <text:p text:style-name="P2">Vhodná místa: Hradčanská, Strašnická, Lužiny, Jiřího z Poděbrad, Náměstí Míru, Palmovka, Hloubětín, Luka, Florenc, Biskupcova, <text:span text:style-name="T6">Č</text:span>erný most, Budějovická, Opatov, Kobylisy atd. (cca 200 ks/hodinu ve špičce)</text:p>
        </text:list-item>
      </text:list>
      <text:h text:style-name="Heading_20_2" text:outline-level="2">Nejvhodnější čas</text:h>
      <text:list xml:id="list4157010299665930999" text:style-name="L11">
        <text:list-item>
          <text:p text:style-name="P3">Ranní špička: <text:tab/>6.30-9.30</text:p>
        </text:list-item>
        <text:list-item>
          <text:p text:style-name="P3">Odpolední špička: <text:tab/>16.00-19.00</text:p>
        </text:list-item>
      </text:list>
      <text:h text:style-name="Heading_20_2" text:outline-level="2">Tipy <text:span text:style-name="T6">před</text:span> rozdávání<text:span text:style-name="T6">m</text:span></text:h>
      <text:list xml:id="list6775152892926280402" text:style-name="L7">
        <text:list-item>
          <text:p text:style-name="P4">nejtěžší na rozdávání je <text:span text:style-name="T11">začít</text:span>, pak už to jede samo</text:p>
        </text:list-item>
        <text:list-item>
          <text:p text:style-name="P9">velká výhoda je, že rozdáváte něco, co lidé většinou sami chtějí a uvítají</text:p>
        </text:list-item>
        <text:list-item>
          <text:p text:style-name="P4">před rozdáváním se <text:span text:style-name="T7">pozitivně nala</text:span><text:span text:style-name="T8">ď</text:span><text:span text:style-name="T7">te</text:span> a přečtěte si tipy</text:p>
        </text:list-item>
        <text:list-item>
          <text:p text:style-name="P4">mějte na sobě Pirátský oděv jako <text:span text:style-name="T7">tričko</text:span> či větrovku <text:line-break/>(za slib rozdání aspoň 2 balíků je tričko zdarma :-) </text:p>
        </text:list-item>
        <text:list-item>
          <text:p text:style-name="P4">v metru se můžete pohybovat kdekoliv mimo přepravní prostor, ideálně tam, kde prochází proud lidí a zároveň jim úplně nepřekážíte; na rozdávání novin ani politické strany se nevztahuje zákaz reklamy v památkové rezervaci</text:p>
        </text:list-item>
        <text:list-item>
          <text:p text:style-name="P4">na frekventovaných místech jsou dobří 2 až 3 lidi na jeden vstup do metra</text:p>
        </text:list-item>
      </text:list>
      <text:p text:style-name="Text_20_body"><text:span text:style-name="T3">Rozdělení do skupin</text:span><text:span text:style-name="T2"> a počet rozdaných hlaste v tabulce </text:span><text:a xlink:type="simple" xlink:href="http://bit.ly/1Kx9uK6"><text:span text:style-name="T2">http://bit.ly/1Kx9uK6</text:span></text:a><text:span text:style-name="T2"> </text:span></text:p>
      <text:h text:style-name="P5" text:outline-level="2"/>
      <text:h text:style-name="P5" text:outline-level="2">Cílem je rozdat všechny <text:span text:style-name="T6">pražské </text:span>Pirátské listy do 11. října 2015, kdy bude párty k prvnímu výročí zvolení Pirátů do pražského zastupitelstva. Všichni dobrovolníci, kteří nám s rozdáváním pomoh<text:span text:style-name="T13">ou</text:span>, jsou srdečně zváni!</text:h>
      <text:h text:style-name="P11" text:outline-level="2">Tipy při rozdávání</text:h>
      <text:list xml:id="list2653140207543889524" text:style-name="L13">
        <text:list-item>
          <text:p text:style-name="P6"><text:span text:style-name="T13">cílem je lidem něco sdělit, informovat je o tom, co pro ně děláme, proto k nim </text:span>říkejte zřetelně „<text:span text:style-name="T7">Pirátské listy</text:span>“, „Pirátská strana“ nebo „Piráti“</text:p>
        </text:list-item>
        <text:list-item>
          <text:p text:style-name="P6"><text:span text:style-name="T7">zdravte lidi</text:span>, navazujte s nimi <text:span text:style-name="T7">oční kontakt</text:span>, <text:span text:style-name="T11">usmívejte se</text:span> na ně :-) a poděkujte</text:p>
        </text:list-item>
        <text:list-item>
          <text:p text:style-name="P6">vůbec neřešte, že si někdo noviny nevzal nebo řekl něco negativního</text:p>
        </text:list-item>
        <text:list-item>
          <text:p text:style-name="P6">rozdávejte primárně lidem, kteří přicházejí do metra (budou cestovat <text:span text:style-name="T13">a asi by si rádi cestou početli</text:span>), <text:span text:style-name="T13">nevnucujte</text:span> noviny za každou cenu</text:p>
        </text:list-item>
        <text:list-item>
          <text:p text:style-name="P6">mějte štos novin dobře připravený; pokud si vezme jeden vystupující z metra, vezme si i řada dalších</text:p>
        </text:list-item>
        <text:list-item>
          <text:p text:style-name="P6">vyvolávejte: rozhovor s Václavem Havlem, kolik berou politici, co dělají Piráti </text:p>
        </text:list-item>
        <text:list-item>
          <text:p text:style-name="P6">lidem, kteří se zastaví, můžete dát odznak, samolepky, vizitku apod.</text:p>
        </text:list-item>
        <text:list-item>
          <text:p text:style-name="P6">ukliďte vyhozené noviny, aby se neválely na zemi</text:p>
        </text:list-item>
      </text:list>
      <text:h text:style-name="Heading_20_1" text:outline-level="1">Roznášení do podniků</text:h>
      <text:list xml:id="list3611390084214179892" text:style-name="L14">
        <text:list-item>
          <text:p text:style-name="P7">Vedle rozdávání v metru jednotlivým lidem je také dobré <text:span text:style-name="T7">nechat </text:span><text:span text:style-name="T9">několik </text:span><text:span text:style-name="T7">novin na místech</text:span>, kde si je může přečíst hodně lidí, <text:span text:style-name="T13">ale nahrozí jejich odnesení nebo vyhození</text:span>. Nejlepší jsou na to místa, kde vás znají a sympatizují s Piráty. </text:p>
        </text:list-item>
        <text:list-item>
          <text:p text:style-name="P7">Nebojte se <text:span text:style-name="T10">zeptat</text:span> obsluhy a v případě zájmu nechat noviny v kavárnách a čajovnách, restauracích a jídelnách, čekárnách u lékařských ordinací, kadeřnictví, na úřadech, klubech, případně v spřáteleném podniku. </text:p>
        </text:list-item>
        <text:list-item>
          <text:p text:style-name="P7">Mějte <text:span text:style-name="T7">u sebe vždy několik výtisků</text:span>. Nevíte, co co vás za den potká a kdo bude chtít noviny.</text:p>
        </text:list-item>
      </text:list>
      <text:h text:style-name="Heading_20_1" text:outline-level="1"><text:span text:style-name="T1">Vlastní</text:span> rozdávací akce</text:h>
      <text:p text:style-name="Text_20_body">Můžete naplánovat i jiné akce, máme např. plánováno rozdávání úředníkům na Magistrátu s letáčkem o boji proti korupci až do kanceláře, dále rozdávání z okna kanceláře. <text:span text:style-name="T13">Od vás jako členů a příznivců Pirátů očekáváme</text:span>, <text:span text:style-name="T13">že</text:span><text:span text:style-name="T9"> vymyslíte a uděláte</text:span><text:span text:style-name="T7"> rozdávací akci</text:span>!</text:p>
      <text:h text:style-name="Heading_20_2" text:outline-level="2">Rozdávání do schránek</text:h>
      <text:list xml:id="list8566621585921440266" text:style-name="L15">
        <text:list-item>
          <text:p text:style-name="P8"><text:span text:style-name="T13">č</text:span>ást novin také můžete roznést po schránkách <text:span text:style-name="T7">v okolí svého bydliště</text:span></text:p>
        </text:list-item>
        <text:list-item>
          <text:p text:style-name="P8"><text:span text:style-name="T13">s</text:span>polečně s novinami můžete rozdávat <text:span text:style-name="T4">kartičky s </text:span>kontakt<text:span text:style-name="T4">em</text:span> na místní sdružení</text:p>
        </text:list-item>
        <text:list-item>
          <text:p text:style-name="P8"><text:span text:style-name="T13">n</text:span>erozdávejte noviny lidem, kteří výslovně tiskoviny odmítají</text:p>
        </text:list-item>
      </text:list>
      <text:p text:style-name="P10">Česká pirátská strana, Krajské sdružení Praha,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6cm" fo:margin-bottom="0.6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4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55:07.271572911</meta:creation-date>
    <dc:date>2015-09-24T16:47:15.381412723</dc:date>
    <meta:editing-duration>PT36M5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9" meta:word-count="555" meta:character-count="3443" meta:non-whitespace-character-count="2941"/>
  </office:meta>
</office:document-meta>
</file>